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7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42cm"/>
    </style:style>
    <style:style style:name="gr9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6.784cm"/>
    </style:style>
    <style:style style:name="gr13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fill-color="#ff9966" draw:opacity-name="Transparency_20_1" draw:textarea-horizontal-align="center" draw:textarea-vertical-align="middle" draw:fit-to-size="false" draw:shadow="visible" draw:shadow-offset-x="0.1cm" draw:shadow-offset-y="0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9.248cm"/>
    </style:style>
    <style:style style:name="gr18" style:family="graphic" style:parent-style-name="standard">
      <style:graphic-properties draw:marker-end="Arrow" draw:marker-end-width="0.3cm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4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2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9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7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8.4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8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3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2.80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3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9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4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7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2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3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5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83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1.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6.25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72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1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16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925cm"/>
    </style:style>
    <style:style style:name="gr5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1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20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99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71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08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cm" fo:min-width="2.11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70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1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48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1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43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96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554cm"/>
    </style:style>
    <style:style style:name="gr67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26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27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05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6.741cm"/>
    </style:style>
    <style:style style:name="gr72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4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407cm"/>
    </style:style>
    <style:style style:name="gr75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8cm" fo:min-width="2.347cm"/>
    </style:style>
    <style:style style:name="gr77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78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48cm"/>
    </style:style>
    <style:style style:name="gr80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8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849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6633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/>
    </style:style>
    <style:style style:name="T17" style:family="text">
      <style:text-properties fo:color="#cc6633" fo:font-size="18pt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22" style:family="text">
      <style:text-properties fo:font-size="14pt" fo:language="en" fo:country="GB" style:font-size-asian="14pt" style:font-size-complex="14pt"/>
    </style:style>
    <style:style style:name="T2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Java Melody Map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7.6cm" svg:height="1.5cm" svg:x="2.2cm" svg:y="19cm">
          <text:p text:style-name="P1">WebApp / JavaEE <text:span text:style-name="T1">server</text:span></text:p>
        </draw:rect>
        <draw:rect draw:style-name="gr2" draw:text-style-name="P2" draw:layer="layout" svg:width="6.5cm" svg:height="1cm" svg:x="1cm" svg:y="2.5cm">
          <text:p text:style-name="P1"><text:span text:style-name="T2">net.bull.javamelody</text:span></text:p>
        </draw:rect>
        <draw:line draw:name="ddfg" draw:style-name="gr3" draw:text-style-name="P1" draw:layer="layout" svg:x1="6cm" svg:y1="19cm" svg:x2="6cm" svg:y2="15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6cm" svg:height="14.5cm" svg:x="1cm" svg:y="3.5cm">
          <text:p/>
        </draw:rect>
        <draw:rect draw:style-name="gr6" draw:text-style-name="P7" draw:layer="layout" svg:width="8.4cm" svg:height="5.5cm" svg:x="2.1cm" svg:y="9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<text:tab/></text:span><text:span text:style-name="T7">JspWrapper</text:span><text:span text:style-name="T7"><text:line-break/></text:span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  <text:p text:style-name="P6"><text:span text:style-name="T7">MonitoringSpringInterceptor</text:span></text:p>
          <text:p text:style-name="P6"><text:span text:style-name="T7">MonitoringGuiceInterceptor</text:span></text:p>
          <text:p text:style-name="P6"><text:span text:style-name="T7">StrutsInterceptor</text:span></text:p>
          <text:p text:style-name="P6"><text:span text:style-name="T7">JsfActionListener</text:span></text:p>
          <text:p text:style-name="P6"><text:span text:style-name="T7">Logback / Log4JAppender / LoggingHandler</text:span></text:p>
        </draw:rect>
        <draw:rect draw:style-name="gr6" draw:text-style-name="P7" draw:layer="layout" svg:width="6.7cm" svg:height="3.1cm" svg:x="16.5cm" svg:y="4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CounterRequestContext</text:span></text:p>
          <text:p text:style-name="P6"><text:span text:style-name="T6"><text:tab/></text:span><text:span text:style-name="T6">CounterRequestContext</text:span></text:p>
          <text:p text:style-name="P6"><text:span text:style-name="T6"><text:tab/></text:span><text:span text:style-name="T6">CounterError</text:span></text:p>
          <text:p text:style-name="P6"><text:span text:style-name="T6"><text:tab/></text:span><text:span text:style-name="T6">CounterStorage</text:span></text:p>
        </draw:rect>
        <draw:frame draw:style-name="gr7" draw:text-style-name="P3" draw:layer="layout" svg:width="4.066cm" svg:height="0.806cm" svg:x="8.356cm" svg:y="8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9.5cm" svg:x2="16.5cm" svg:y2="6.9cm">
          <svg:title>dfgdfg</svg:title>
          <text:p/>
        </draw:line>
        <draw:rect draw:style-name="gr6" draw:text-style-name="P7" draw:layer="layout" svg:width="7.1cm" svg:height="4.8cm" svg:x="2.9cm" svg:y="3.7cm">
          <text:p text:style-name="P5"><text:span text:style-name="T8">Collect graph 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Memory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CacheInformations</text:span></text:p>
          <text:p text:style-name="P6"><text:span text:style-name="T6"><text:tab/></text:span><text:span text:style-name="T6">JobInformations</text:span></text:p>
          <text:p text:style-name="P6"><text:span text:style-name="T6"><text:tab/></text:span><text:span text:style-name="T6">Tomcat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, Range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9.5cm" svg:x2="6.5cm" svg:y2="8.5cm">
          <svg:title>dfgdfg</svg:title>
          <text:p/>
        </draw:line>
        <draw:line draw:name="ddfg" draw:style-name="gr3" draw:text-style-name="P1" draw:layer="layout" svg:x1="10cm" svg:y1="5.9cm" svg:x2="16.5cm" svg:y2="5.9cm">
          <svg:title>dfgdfg</svg:title>
          <text:p/>
        </draw:line>
        <draw:frame draw:style-name="gr8" draw:text-style-name="P3" draw:layer="layout" svg:width="1.742cm" svg:height="0.806cm" svg:x="13.258cm" svg:y="4.794cm">
          <draw:text-box>
            <text:p><text:span text:style-name="T3">reads</text:span></text:p>
          </draw:text-box>
        </draw:frame>
        <draw:rect draw:style-name="gr1" draw:text-style-name="P1" draw:layer="layout" svg:width="6.5cm" svg:height="1.5cm" svg:x="20.6cm" svg:y="19cm">
          <text:p text:style-name="P1">Collect WebApp</text:p>
          <text:p text:style-name="P1">(optional)</text:p>
        </draw:rect>
        <draw:line draw:name="ddfg" draw:style-name="gr9" draw:text-style-name="P1" draw:layer="layout" svg:x1="24cm" svg:y1="19cm" svg:x2="24cm" svg:y2="10.5cm">
          <svg:title>dfgdfg</svg:title>
          <text:p/>
        </draw:line>
        <draw:frame draw:style-name="gr4" draw:text-style-name="P3" draw:layer="layout" svg:width="2.517cm" svg:height="0.806cm" svg:x="24cm" svg:y="18.1cm">
          <draw:text-box>
            <text:p><text:span text:style-name="T3">initializes</text:span></text:p>
          </draw:text-box>
        </draw:frame>
        <draw:line draw:name="ddfg" draw:style-name="gr9" draw:text-style-name="P1" draw:layer="layout" svg:x1="20.5cm" svg:y1="9.4cm" svg:x2="10cm" svg:y2="7.4cm">
          <svg:title>dfgdfg</svg:title>
          <text:p/>
        </draw:line>
        <draw:line draw:name="ddfg" draw:style-name="gr9" draw:text-style-name="P1" draw:layer="layout" svg:x1="23.5cm" svg:y1="8.4cm" svg:x2="20cm" svg:y2="7.4cm">
          <svg:title>dfgdfg</svg:title>
          <text:p/>
        </draw:line>
        <draw:rect draw:style-name="gr6" draw:text-style-name="P7" draw:layer="layout" svg:width="11.3cm" svg:height="5.6cm" svg:x="12.2cm" svg:y="12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(Counter, CounterRequestContext, CounterError,</text:span></text:p>
          <text:p text:style-name="P6"><text:span text:style-name="T6"><text:tab/></text:span><text:span text:style-name="T6">JavaInformations, ThreadInformations,</text:span></text:p>
          <text:p text:style-name="P6"><text:span text:style-name="T6"><text:tab/></text:span><text:span text:style-name="T6">CacheInformations, JobInformations,</text:span></text:p>
          <text:p text:style-name="P6"><text:span text:style-name="T6"><text:tab/></text:span><text:span text:style-name="T6">TomcatInformations, SessionInformations,</text:span></text:p>
          <text:p text:style-name="P6"><text:span text:style-name="T6"><text:tab/></text:span><text:span text:style-name="T6">HeapHistogram, MBeans, ProcessInformations,</text:span></text:p>
          <text:p text:style-name="P6"><text:span text:style-name="T6"><text:tab/></text:span><text:span text:style-name="T6">Jndi, DatabaseInformations)</text:span></text:p>
          <text:p text:style-name="P6"><text:span text:style-name="T6"><text:tab/></text:span><text:span text:style-name="T6">VirtualMachine,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3.3cm" svg:x2="12cm" svg:y2="14.8cm">
          <svg:title>dfgdfg</svg:title>
          <text:p/>
        </draw:line>
        <draw:line draw:name="ddfg" draw:style-name="gr9" draw:text-style-name="P1" draw:layer="layout" svg:x1="20.5cm" svg:y1="9.5cm" svg:x2="17.5cm" svg:y2="12cm">
          <svg:title>dfgdfg</svg:title>
          <text:p/>
        </draw:line>
        <draw:frame draw:style-name="gr10" draw:text-style-name="P9" draw:layer="layout" svg:width="3.148cm" svg:height="1.361cm" svg:x="9cm" svg:y="14.939cm">
          <draw:text-box>
            <text:p text:style-name="P8"><text:span text:style-name="T3">delegates</text:span></text:p>
            <text:p text:style-name="P8"><text:span text:style-name="T3">rendering to</text:span></text:p>
          </draw:text-box>
        </draw:frame>
        <draw:frame draw:style-name="gr11" draw:text-style-name="P3" draw:layer="layout" svg:width="2.242cm" svg:height="0.806cm" svg:x="4.158cm" svg:y="8.4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2.2cm" svg:x="1.3cm" svg:y="15.3cm">
          <text:p text:style-name="P5"><text:span text:style-name="T6">Parameter</text:span></text:p>
          <text:p text:style-name="P5"><text:span text:style-name="T6">Parameters</text:span></text:p>
          <text:p text:style-name="P5"><text:span text:style-name="T6">I18N</text:span></text:p>
          <text:p text:style-name="P5"><text:span text:style-name="T6">Main</text:span></text:p>
        </draw:rect>
        <draw:frame draw:style-name="gr12" draw:text-style-name="P10" draw:layer="layout" svg:width="7.284cm" svg:height="1.127cm" svg:x="0.4cm" svg:y="0.9cm">
          <draw:text-box>
            <text:p><text:span text:style-name="T9">1. Java Melody Map</text:span></text:p>
          </draw:text-box>
        </draw:frame>
        <draw:rect draw:style-name="gr13" draw:text-style-name="P7" draw:layer="layout" svg:width="6cm" svg:height="2.3cm" svg:x="20.5cm" svg:y="8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5"><text:span text:style-name="T6"><text:tab/></text:span><text:span text:style-name="T6"><text:tab/></text:span><text:span text:style-name="T6">CollectorServer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Mandatory Dependencies" draw:style-name="dp1" draw:master-page-name="Standard">
        <office:forms form:automatic-focus="false" form:apply-design-mode="false"/>
        <draw:rect draw:style-name="gr2" draw:text-style-name="P11" xml:id="id1" draw:id="id1" draw:layer="layout" svg:width="6.478cm" svg:height="1cm" svg:x="10.022cm" svg:y="9.5cm">
          <text:p text:style-name="P1"><text:span text:style-name="T10">net.bull.javamelody</text:span></text:p>
        </draw:rect>
        <draw:rect draw:style-name="gr1" draw:text-style-name="P12" xml:id="id4" draw:id="id4" draw:layer="layout" svg:width="2.5cm" svg:height="1cm" svg:x="4.5cm" svg:y="9.5cm">
          <text:p text:style-name="P1"><text:span text:style-name="T11">org,jrobin</text:span></text:p>
        </draw:rect>
        <draw:rect draw:style-name="gr15" draw:text-style-name="P12" xml:id="id2" draw:id="id2" draw:layer="layout" svg:width="3.5cm" svg:height="1cm" svg:x="19.699cm" svg:y="7.861cm">
          <text:p text:style-name="P1"><text:span text:style-name="T11">javax.servlet</text:span></text:p>
        </draw:rect>
        <draw:frame draw:style-name="gr16" draw:text-style-name="P3" draw:layer="layout" svg:width="3.093cm" svg:height="0.806cm" svg:x="7.907cm" svg:y="8.694cm">
          <draw:text-box>
            <text:p><text:span text:style-name="T3">depends on</text:span></text:p>
          </draw:text-box>
        </draw:frame>
        <draw:frame draw:style-name="gr17" draw:text-style-name="P10" draw:layer="layout" svg:width="9.748cm" svg:height="1.127cm" svg:x="0.4cm" svg:y="0.9cm">
          <draw:text-box>
            <text:p><text:span text:style-name="T9">2. Mandatory Dependencies</text:span></text:p>
          </draw:text-box>
        </draw:frame>
        <draw:rect draw:style-name="gr15" draw:text-style-name="P12" xml:id="id3" draw:id="id3" draw:layer="layout" svg:width="3.1cm" svg:height="1cm" svg:x="19.858cm" svg:y="9.5cm">
          <text:p text:style-name="P1"><text:span text:style-name="T11">java.sql</text:span></text:p>
        </draw:rect>
        <draw:connector draw:style-name="gr18" draw:text-style-name="P1" draw:layer="layout" draw:type="lines" draw:line-skew="-0.579cm" svg:x1="16.5cm" svg:y1="10cm" svg:x2="19.699cm" svg:y2="8.361cm" draw:start-shape="id1" draw:start-glue-point="1" draw:end-shape="id2" draw:end-glue-point="3" svg:d="M16500 10000h22l2676-1639h501">
          <text:p/>
        </draw:connector>
        <draw:connector draw:style-name="gr18" draw:text-style-name="P1" draw:layer="layout" draw:type="lines" svg:x1="16.5cm" svg:y1="10cm" svg:x2="19.858cm" svg:y2="10cm" draw:start-shape="id1" draw:start-glue-point="1" draw:end-shape="id3" draw:end-glue-point="3" svg:d="M16500 10000h601 2256 501">
          <text:p/>
        </draw:connector>
        <draw:connector draw:style-name="gr18" draw:text-style-name="P1" draw:layer="layout" draw:type="lines" draw:line-skew="0.522cm" svg:x1="10.022cm" svg:y1="10cm" svg:x2="7cm" svg:y2="10cm" draw:start-shape="id1" draw:start-glue-point="3" draw:end-shape="id4" draw:end-glue-point="1" svg:d="M10022 10000h21-2442-601">
          <text:p/>
        </draw:connector>
        <draw:frame draw:style-name="gr19" draw:text-style-name="P1" draw:layer="layout" svg:width="11.987cm" svg:height="1.675cm" svg:x="15.013cm" svg:y="12.825cm">
          <draw:text-box>
            <text:p text:style-name="P1"><text:span text:style-name="T12">Provided </text:span>by platform : JavaSE &amp; JavaEE<text:line-break/>(<text:span text:style-name="T13">java.* et javax.*</text:span>)</text:p>
          </draw:text-box>
        </draw:frame>
        <draw:frame draw:style-name="gr20" draw:text-style-name="P3" draw:layer="layout" svg:width="3.258cm" svg:height="0.806cm" svg:x="24.5cm" svg:y="8cm">
          <draw:text-box>
            <text:p><text:span text:style-name="T11">(servlet http)</text:span></text:p>
          </draw:text-box>
        </draw:frame>
        <draw:frame draw:style-name="gr21" draw:text-style-name="P3" draw:layer="layout" svg:width="2.796cm" svg:height="0.944cm" svg:x="24.704cm" svg:y="9.556cm">
          <draw:text-box>
            <text:p><text:span text:style-name="T11">(sql / jdbc)</text:span></text:p>
          </draw:text-box>
        </draw:frame>
        <draw:frame draw:style-name="gr22" draw:text-style-name="P3" draw:layer="layout" svg:width="4.253cm" svg:height="0.806cm" svg:x="0.2cm" svg:y="9.694cm">
          <draw:text-box>
            <text:p><text:span text:style-name="T11">(graphics, LGPL)</text:span></text:p>
          </draw:text-box>
        </draw:frame>
        <draw:rect draw:style-name="gr15" draw:text-style-name="P12" xml:id="id5" draw:id="id5" draw:layer="layout" svg:width="5.5cm" svg:height="1cm" svg:x="18.779cm" svg:y="11cm">
          <text:p text:style-name="P1"><text:span text:style-name="T11">java.lang.management</text:span></text:p>
        </draw:rect>
        <draw:frame draw:style-name="gr23" draw:text-style-name="P3" draw:layer="layout" svg:width="2.399cm" svg:height="0.806cm" svg:x="24.9cm" svg:y="11.094cm">
          <draw:text-box>
            <text:p><text:span text:style-name="T11">(system)</text:span></text:p>
          </draw:text-box>
        </draw:frame>
        <draw:connector draw:style-name="gr18" draw:text-style-name="P1" draw:layer="layout" draw:type="lines" draw:line-skew="-0.579cm" svg:x1="16.5cm" svg:y1="10cm" svg:x2="18.779cm" svg:y2="11.5cm" draw:start-shape="id1" draw:start-glue-point="1" draw:end-shape="id5" draw:end-glue-point="3" svg:d="M16500 10000h22l1756 1500h501">
          <text:p/>
        </draw:connector>
        <draw:frame draw:style-name="gr24" draw:text-style-name="P3" draw:layer="layout" svg:width="2.098cm" svg:height="0.806cm" svg:x="14.6cm" svg:y="10.669cm">
          <draw:text-box>
            <text:p><text:span text:style-name="T11">(ASL)</text:span></text:p>
          </draw:text-box>
        </draw:frame>
        <draw:frame draw:style-name="gr25" draw:text-style-name="P13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frame draw:style-name="gr16" draw:text-style-name="P3" draw:layer="layout" svg:width="3.093cm" svg:height="0.806cm" svg:x="14.907cm" svg:y="8.694cm">
          <draw:text-box>
            <text:p><text:span text:style-name="T3">depends on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Optional Dependencies" draw:style-name="dp1" draw:master-page-name="Standard">
        <office:forms form:automatic-focus="false" form:apply-design-mode="false"/>
        <draw:rect draw:style-name="gr2" draw:text-style-name="P11" xml:id="id6" draw:id="id6" draw:layer="layout" svg:width="6.478cm" svg:height="1cm" svg:x="11.5cm" svg:y="9.5cm">
          <text:p text:style-name="P1"><text:span text:style-name="T10">net.bull.javamelody</text:span></text:p>
        </draw:rect>
        <draw:frame draw:style-name="gr26" draw:text-style-name="P3" draw:layer="layout" svg:width="3.279cm" svg:height="1.361cm" svg:x="10.7cm" svg:y="7.417cm">
          <draw:text-box>
            <text:p><text:span text:style-name="T3">depends</text:span></text:p>
            <text:p><text:span text:style-name="T3">optionally on</text:span></text:p>
          </draw:text-box>
        </draw:frame>
        <draw:frame draw:style-name="gr27" draw:text-style-name="P10" draw:layer="layout" svg:width="8.926cm" svg:height="1.127cm" svg:x="0.4cm" svg:y="0.9cm">
          <draw:text-box>
            <text:p><text:span text:style-name="T9">3. Optional Dependencies</text:span></text:p>
          </draw:text-box>
        </draw:frame>
        <draw:rect draw:style-name="gr1" draw:text-style-name="P12" xml:id="id7" draw:id="id7" draw:layer="layout" svg:width="3.5cm" svg:height="1cm" svg:x="4.436cm" svg:y="2.647cm">
          <text:p text:style-name="P1"><text:span text:style-name="T11">itext</text:span></text:p>
        </draw:rect>
        <draw:rect draw:style-name="gr15" draw:text-style-name="P12" xml:id="id8" draw:id="id8" draw:layer="layout" svg:width="3.822cm" svg:height="0.92cm" svg:x="20.6cm" svg:y="8.68cm">
          <text:p text:style-name="P1"><text:span text:style-name="T11">javax.mail</text:span></text:p>
        </draw:rect>
        <draw:rect draw:style-name="gr15" draw:text-style-name="P12" xml:id="id9" draw:id="id9" draw:layer="layout" svg:width="3.1cm" svg:height="1cm" svg:x="21cm" svg:y="5.6cm">
          <text:p text:style-name="P1"><text:span text:style-name="T11">javax.sql</text:span></text:p>
        </draw:rect>
        <draw:connector draw:style-name="gr18" draw:text-style-name="P1" draw:layer="layout" draw:type="lines" draw:line-skew="0.501cm" svg:x1="11.5cm" svg:y1="10cm" svg:x2="7.936cm" svg:y2="3.147cm" draw:start-shape="id6" draw:start-glue-point="3" draw:end-shape="id7" draw:end-glue-point="1" svg:d="M11500 10000l-2963-6853h-601">
          <text:p/>
        </draw:connector>
        <draw:connector draw:style-name="gr18" draw:text-style-name="P1" draw:layer="layout" draw:type="lines" draw:line-skew="-0.579cm" svg:x1="17.978cm" svg:y1="10cm" svg:x2="20.6cm" svg:y2="9.14cm" draw:start-shape="id6" draw:start-glue-point="1" draw:end-shape="id8" draw:end-glue-point="3" svg:d="M17978 10000h22l2099-860h501">
          <text:p/>
        </draw:connector>
        <draw:connector draw:style-name="gr18" draw:text-style-name="P1" draw:layer="layout" draw:type="lines" draw:line-skew="-0.579cm" svg:x1="17.978cm" svg:y1="10cm" svg:x2="21cm" svg:y2="6.1cm" draw:start-shape="id6" draw:start-glue-point="1" draw:end-shape="id9" draw:end-glue-point="3" svg:d="M17978 10000h22l2499-3900h501">
          <text:p/>
        </draw:connector>
        <draw:rect draw:style-name="gr1" draw:text-style-name="P12" xml:id="id10" draw:id="id10" draw:layer="layout" svg:width="3.5cm" svg:height="1cm" svg:x="4.352cm" svg:y="6.939cm">
          <text:p text:style-name="P1"><text:span text:style-name="T11">xstream</text:span></text:p>
        </draw:rect>
        <draw:connector draw:style-name="gr18" draw:text-style-name="P1" draw:layer="layout" draw:type="lines" draw:line-skew="0.501cm" svg:x1="11.5cm" svg:y1="10cm" svg:x2="7.852cm" svg:y2="7.439cm" draw:start-shape="id6" draw:end-shape="id10" draw:end-glue-point="1" svg:d="M11500 10000l-3047-2561h-601">
          <text:p/>
        </draw:connector>
        <draw:rect draw:style-name="gr1" draw:text-style-name="P12" xml:id="id11" draw:id="id11" draw:layer="layout" svg:width="3.5cm" svg:height="1cm" svg:x="4.385cm" svg:y="4.073cm">
          <text:p text:style-name="P1"><text:span text:style-name="T11">log4j</text:span></text:p>
        </draw:rect>
        <draw:connector draw:style-name="gr18" draw:text-style-name="P1" draw:layer="layout" draw:type="lines" draw:line-skew="0.501cm" svg:x1="11.5cm" svg:y1="10cm" svg:x2="7.885cm" svg:y2="4.573cm" draw:start-shape="id6" draw:start-glue-point="3" draw:end-shape="id11" draw:end-glue-point="1" svg:d="M11500 10000l-3014-5427h-601">
          <text:p/>
        </draw:connector>
        <draw:frame draw:style-name="gr16" draw:text-style-name="P3" draw:layer="layout" svg:width="3.093cm" svg:height="0.806cm" svg:x="16.2cm" svg:y="7.694cm">
          <draw:text-box>
            <text:p><text:span text:style-name="T3">depends on</text:span></text:p>
          </draw:text-box>
        </draw:frame>
        <draw:frame draw:style-name="gr19" draw:text-style-name="P15" draw:layer="layout" svg:width="11.987cm" svg:height="1.675cm" svg:x="16.013cm" svg:y="14.2cm">
          <draw:text-box>
            <text:p text:style-name="P1"><text:span text:style-name="T15">Provided </text:span><text:span text:style-name="T16">by platform : JavaSE &amp; JavaEE</text:span><text:span text:style-name="T16"><text:line-break/></text:span><text:span text:style-name="T16">(</text:span><text:span text:style-name="T17">java.* et javax.*</text:span><text:span text:style-name="T16">)</text:span></text:p>
          </draw:text-box>
        </draw:frame>
        <draw:rect draw:style-name="gr15" draw:text-style-name="P12" xml:id="id13" draw:id="id13" draw:layer="layout" svg:width="3.1cm" svg:height="1cm" svg:x="21cm" svg:y="7.1cm">
          <text:p text:style-name="P1"><text:span text:style-name="T11">javax.ejb</text:span></text:p>
        </draw:rect>
        <draw:rect draw:style-name="gr15" draw:text-style-name="P12" xml:id="id12" draw:id="id12" draw:layer="layout" svg:width="3.1cm" svg:height="1cm" svg:x="20.9cm" svg:y="10.1cm">
          <text:p text:style-name="P1"><text:span text:style-name="T11">javax.naming</text:span></text:p>
        </draw:rect>
        <draw:connector draw:style-name="gr18" draw:text-style-name="P1" draw:layer="layout" draw:type="lines" draw:line-skew="-0.578cm" svg:x1="17.978cm" svg:y1="10cm" svg:x2="20.9cm" svg:y2="10.6cm" draw:start-shape="id6" draw:start-glue-point="1" draw:end-shape="id12" draw:end-glue-point="3" svg:d="M17978 10000h23l2398 600h501">
          <text:p/>
        </draw:connector>
        <draw:connector draw:style-name="gr18" draw:text-style-name="P1" draw:layer="layout" draw:type="lines" draw:line-skew="-0.579cm" svg:x1="17.978cm" svg:y1="10cm" svg:x2="21cm" svg:y2="7.6cm" draw:start-shape="id6" draw:start-glue-point="1" draw:end-shape="id13" draw:end-glue-point="3" svg:d="M17978 10000h22l2499-2400h501">
          <text:p/>
        </draw:connector>
        <draw:frame draw:style-name="gr28" draw:text-style-name="P3" draw:layer="layout" svg:width="3.381cm" svg:height="0.806cm" svg:x="24.453cm" svg:y="8.676cm">
          <draw:text-box>
            <text:p><text:span text:style-name="T11">(weekly mail)</text:span></text:p>
          </draw:text-box>
        </draw:frame>
        <draw:frame draw:style-name="gr29" draw:text-style-name="P3" draw:layer="layout" svg:width="3.288cm" svg:height="0.806cm" svg:x="24.5cm" svg:y="5.74cm">
          <draw:text-box>
            <text:p><text:span text:style-name="T11">(datasource)</text:span></text:p>
          </draw:text-box>
        </draw:frame>
        <draw:frame draw:style-name="gr30" draw:text-style-name="P3" draw:layer="layout" svg:width="1.493cm" svg:height="0.806cm" svg:x="25.4cm" svg:y="7.257cm">
          <draw:text-box>
            <text:p><text:span text:style-name="T11">(ejb)</text:span></text:p>
          </draw:text-box>
        </draw:frame>
        <draw:frame draw:style-name="gr31" draw:text-style-name="P3" draw:layer="layout" svg:width="1.603cm" svg:height="0.806cm" svg:x="25.4cm" svg:y="10.177cm">
          <draw:text-box>
            <text:p><text:span text:style-name="T11">(jndi)</text:span></text:p>
          </draw:text-box>
        </draw:frame>
        <draw:frame draw:style-name="gr32" draw:text-style-name="P3" draw:layer="layout" svg:width="2.932cm" svg:height="0.806cm" svg:x="0.9cm" svg:y="4.173cm">
          <draw:text-box>
            <text:p><text:span text:style-name="T11">(logs, ASL)</text:span></text:p>
          </draw:text-box>
        </draw:frame>
        <draw:frame draw:style-name="gr33" draw:text-style-name="P3" draw:layer="layout" svg:width="3.309cm" svg:height="1.206cm" svg:x="0.683cm" svg:y="2.6cm">
          <draw:text-box>
            <text:p><text:span text:style-name="T11">(PDF, LGPL)</text:span></text:p>
          </draw:text-box>
        </draw:frame>
        <draw:frame draw:style-name="gr34" draw:text-style-name="P3" draw:layer="layout" svg:width="2.89cm" svg:height="0.979cm" svg:x="0.8cm" svg:y="6.9cm">
          <draw:text-box>
            <text:p><text:span text:style-name="T11">(xml, BSD)</text:span></text:p>
          </draw:text-box>
        </draw:frame>
        <draw:rect draw:style-name="gr15" draw:text-style-name="P12" xml:id="id14" draw:id="id14" draw:layer="layout" svg:width="3.889cm" svg:height="1cm" svg:x="20.5cm" svg:y="13.1cm">
          <text:p text:style-name="P1"><text:span text:style-name="T11">java.util.logging</text:span></text:p>
        </draw:rect>
        <draw:connector draw:style-name="gr18" draw:text-style-name="P1" draw:layer="layout" draw:type="lines" draw:line-skew="-0.579cm" svg:x1="17.978cm" svg:y1="10cm" svg:x2="20.5cm" svg:y2="13.6cm" draw:start-shape="id6" draw:end-shape="id14" draw:end-glue-point="3" svg:d="M17978 10000h22l1999 3600h501">
          <text:p/>
        </draw:connector>
        <draw:frame draw:style-name="gr8" draw:text-style-name="P3" draw:layer="layout" svg:width="1.742cm" svg:height="0.806cm" svg:x="25.4cm" svg:y="13.178cm">
          <draw:text-box>
            <text:p><text:span text:style-name="T11">(logs)</text:span></text:p>
          </draw:text-box>
        </draw:frame>
        <draw:rect draw:style-name="gr1" draw:text-style-name="P12" xml:id="id15" draw:id="id15" draw:layer="layout" svg:width="3.5cm" svg:height="1cm" svg:x="4.352cm" svg:y="15.139cm">
          <text:p text:style-name="P1"><text:span text:style-name="T11">tomcat dbcp</text:span></text:p>
        </draw:rect>
        <draw:frame draw:style-name="gr35" draw:text-style-name="P3" draw:layer="layout" svg:width="4.477cm" svg:height="0.806cm" svg:x="0cm" svg:y="15.273cm">
          <draw:text-box>
            <text:p><text:span text:style-name="T11">(datasource, ASL)</text:span></text:p>
          </draw:text-box>
        </draw:frame>
        <draw:frame draw:style-name="gr24" draw:text-style-name="P3" draw:layer="layout" svg:width="2.098cm" svg:height="0.806cm" svg:x="16.1cm" svg:y="10.669cm">
          <draw:text-box>
            <text:p><text:span text:style-name="T11">(ASL)</text:span></text:p>
          </draw:text-box>
        </draw:frame>
        <draw:connector draw:style-name="gr18" draw:text-style-name="P1" draw:layer="layout" draw:type="lines" draw:line-skew="0.501cm" svg:x1="11.5cm" svg:y1="10cm" svg:x2="7.852cm" svg:y2="15.639cm" draw:start-shape="id6" draw:start-glue-point="3" draw:end-shape="id15" svg:d="M11500 10000l-3047 5639h-601">
          <text:p/>
        </draw:connector>
        <draw:rect draw:style-name="gr1" draw:text-style-name="P12" xml:id="id16" draw:id="id16" draw:layer="layout" svg:width="3.5cm" svg:height="1cm" svg:x="4.352cm" svg:y="17.839cm">
          <text:p text:style-name="P1"><text:span text:style-name="T11">winstone</text:span></text:p>
        </draw:rect>
        <draw:frame draw:style-name="gr36" draw:text-style-name="P3" draw:layer="layout" svg:width="4.392cm" svg:height="0.806cm" svg:x="0.001cm" svg:y="17.973cm">
          <draw:text-box>
            <text:p><text:span text:style-name="T11">(container, LGPL)</text:span></text:p>
          </draw:text-box>
        </draw:frame>
        <draw:connector draw:style-name="gr18" draw:text-style-name="P1" draw:layer="layout" draw:type="lines" draw:line-skew="0.501cm" svg:x1="11.5cm" svg:y1="10cm" svg:x2="7.852cm" svg:y2="18.339cm" draw:start-shape="id6" draw:start-glue-point="3" draw:end-shape="id16" draw:end-glue-point="1" svg:d="M11500 10000l-3047 8339h-601">
          <text:p/>
        </draw:connector>
        <draw:rect draw:style-name="gr1" draw:text-style-name="P12" xml:id="id17" draw:id="id17" draw:layer="layout" svg:width="3.5cm" svg:height="1cm" svg:x="4.352cm" svg:y="11.239cm">
          <text:p text:style-name="P1"><text:span text:style-name="T11">ehcache</text:span></text:p>
        </draw:rect>
        <draw:connector draw:style-name="gr18" draw:text-style-name="P1" draw:layer="layout" draw:type="lines" draw:line-skew="0.501cm" svg:x1="11.5cm" svg:y1="10cm" svg:x2="7.852cm" svg:y2="11.739cm" draw:start-shape="id6" draw:start-glue-point="3" draw:end-shape="id17" svg:d="M11500 10000l-3047 1739h-601">
          <text:p/>
        </draw:connector>
        <draw:frame draw:style-name="gr37" draw:text-style-name="P3" draw:layer="layout" svg:width="3.347cm" svg:height="0.806cm" svg:x="0.501cm" svg:y="11.373cm">
          <draw:text-box>
            <text:p><text:span text:style-name="T11">(cache, ASL)</text:span></text:p>
          </draw:text-box>
        </draw:frame>
        <draw:rect draw:style-name="gr1" draw:text-style-name="P12" xml:id="id18" draw:id="id18" draw:layer="layout" svg:width="3.5cm" svg:height="1cm" svg:x="4.352cm" svg:y="8.439cm">
          <text:p text:style-name="P1"><text:span text:style-name="T11">spring aop</text:span></text:p>
        </draw:rect>
        <draw:connector draw:style-name="gr18" draw:text-style-name="P1" draw:layer="layout" draw:type="lines" draw:line-skew="0.501cm" svg:x1="11.5cm" svg:y1="10cm" svg:x2="7.852cm" svg:y2="8.939cm" draw:start-shape="id6" draw:start-glue-point="3" draw:end-shape="id18" draw:end-glue-point="1" svg:d="M11500 10000l-3047-1061h-601">
          <text:p/>
        </draw:connector>
        <draw:frame draw:style-name="gr38" draw:text-style-name="P3" draw:layer="layout" svg:width="3.372cm" svg:height="0.806cm" svg:x="0.5cm" svg:y="8.473cm">
          <draw:text-box>
            <text:p><text:span text:style-name="T11">(spring, ASL)</text:span></text:p>
          </draw:text-box>
        </draw:frame>
        <draw:frame draw:style-name="gr25" draw:text-style-name="P13" draw:layer="layout" svg:width="14.438cm" svg:height="1.361cm" svg:x="1.647cm" svg:y="19.0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rect draw:style-name="gr1" draw:text-style-name="P12" xml:id="id19" draw:id="id19" draw:layer="layout" svg:width="3.5cm" svg:height="1cm" svg:x="4.352cm" svg:y="12.639cm">
          <text:p text:style-name="P1"><text:span text:style-name="T11">quartz</text:span></text:p>
        </draw:rect>
        <draw:connector draw:style-name="gr18" draw:text-style-name="P1" draw:layer="layout" draw:type="lines" draw:line-skew="0.501cm" svg:x1="11.5cm" svg:y1="10cm" svg:x2="7.852cm" svg:y2="13.139cm" draw:start-shape="id6" draw:start-glue-point="3" draw:end-shape="id19" svg:d="M11500 10000l-3047 3139h-601">
          <text:p/>
        </draw:connector>
        <draw:frame draw:style-name="gr39" draw:text-style-name="P3" draw:layer="layout" svg:width="2.682cm" svg:height="0.806cm" svg:x="0.902cm" svg:y="12.773cm">
          <draw:text-box>
            <text:p><text:span text:style-name="T11">(job, ASL)</text:span></text:p>
          </draw:text-box>
        </draw:frame>
        <draw:rect draw:style-name="gr1" draw:text-style-name="P12" xml:id="id20" draw:id="id20" draw:layer="layout" svg:width="3.5cm" svg:height="1cm" svg:x="4.385cm" svg:y="5.473cm">
          <text:p text:style-name="P1"><text:span text:style-name="T11">logback</text:span></text:p>
        </draw:rect>
        <draw:frame draw:style-name="gr29" draw:text-style-name="P3" draw:layer="layout" svg:width="3.288cm" svg:height="0.806cm" svg:x="0.7cm" svg:y="5.573cm">
          <draw:text-box>
            <text:p><text:span text:style-name="T11">(logs, LGPL)</text:span></text:p>
          </draw:text-box>
        </draw:frame>
        <draw:connector draw:style-name="gr18" draw:text-style-name="P1" draw:layer="layout" draw:type="lines" draw:line-skew="0.501cm" svg:x1="11.5cm" svg:y1="10cm" svg:x2="7.885cm" svg:y2="5.973cm" draw:start-shape="id6" draw:start-glue-point="3" draw:end-shape="id20" svg:d="M11500 10000l-3014-4027h-601">
          <text:p/>
        </draw:connector>
        <draw:rect draw:style-name="gr1" draw:text-style-name="P12" xml:id="id21" draw:id="id21" draw:layer="layout" svg:width="3.5cm" svg:height="1cm" svg:x="4.352cm" svg:y="9.839cm">
          <text:p text:style-name="P1"><text:span text:style-name="T11">guice aop</text:span></text:p>
        </draw:rect>
        <draw:frame draw:style-name="gr40" draw:text-style-name="P3" draw:layer="layout" svg:width="3.508cm" svg:height="0.806cm" svg:x="0.4cm" svg:y="9.973cm">
          <draw:text-box>
            <text:p><text:span text:style-name="T11">(google, ASL)</text:span></text:p>
          </draw:text-box>
        </draw:frame>
        <draw:connector draw:style-name="gr18" draw:text-style-name="P1" draw:layer="layout" draw:type="lines" draw:line-skew="0.501cm" svg:x1="11.5cm" svg:y1="10cm" svg:x2="7.852cm" svg:y2="10.339cm" draw:start-shape="id6" draw:start-glue-point="3" draw:end-shape="id21" draw:end-glue-point="1" svg:d="M11500 10000l-3047 339h-601">
          <text:p/>
        </draw:connector>
        <draw:rect draw:style-name="gr1" draw:text-style-name="P12" xml:id="id22" draw:id="id22" draw:layer="layout" svg:width="3.5cm" svg:height="1cm" svg:x="4.352cm" svg:y="13.839cm">
          <text:p text:style-name="P1"><text:span text:style-name="T11">xwork</text:span></text:p>
        </draw:rect>
        <draw:frame draw:style-name="gr41" draw:text-style-name="P3" draw:layer="layout" svg:width="3.321cm" svg:height="0.806cm" svg:x="0.501cm" svg:y="13.973cm">
          <draw:text-box>
            <text:p><text:span text:style-name="T11">(struts, OSL)</text:span></text:p>
          </draw:text-box>
        </draw:frame>
        <draw:connector draw:style-name="gr18" draw:text-style-name="P1" draw:layer="layout" draw:type="lines" svg:x1="11.5cm" svg:y1="10.001cm" svg:x2="7.852cm" svg:y2="14.339cm" draw:end-shape="id22" draw:end-glue-point="1" svg:d="M11500 10001l-3047 4338h-601">
          <text:p/>
        </draw:connector>
        <draw:rect draw:style-name="gr1" draw:text-style-name="P12" xml:id="id23" draw:id="id23" draw:layer="layout" svg:width="3.5cm" svg:height="1cm" svg:x="4.4cm" svg:y="16.5cm">
          <text:p text:style-name="P1"><text:span text:style-name="T11">hibernate</text:span></text:p>
        </draw:rect>
        <draw:frame draw:style-name="gr42" draw:text-style-name="P3" draw:layer="layout" svg:width="3.012cm" svg:height="0.806cm" svg:x="0.701cm" svg:y="16.673cm">
          <draw:text-box>
            <text:p><text:span text:style-name="T11">(sql, LGPL)</text:span></text:p>
          </draw:text-box>
        </draw:frame>
        <draw:connector draw:style-name="gr18" draw:text-style-name="P1" draw:layer="layout" draw:type="lines" svg:x1="11.5cm" svg:y1="10.001cm" svg:x2="7.9cm" svg:y2="17cm" draw:end-shape="id23" draw:end-glue-point="1" svg:d="M11500 10001l-2999 6999h-601">
          <text:p/>
        </draw:connector>
        <draw:rect draw:style-name="gr15" draw:text-style-name="P12" xml:id="id24" draw:id="id24" draw:layer="layout" svg:width="3.1cm" svg:height="1cm" svg:x="20.9cm" svg:y="11.6cm">
          <text:p text:style-name="P1"><text:span text:style-name="T11">javax.faces</text:span></text:p>
        </draw:rect>
        <draw:frame draw:style-name="gr43" draw:text-style-name="P3" draw:layer="layout" svg:width="1.332cm" svg:height="0.806cm" svg:x="25.401cm" svg:y="11.777cm">
          <draw:text-box>
            <text:p><text:span text:style-name="T11">(jsf)</text:span></text:p>
          </draw:text-box>
        </draw:frame>
        <draw:connector draw:style-name="gr18" draw:text-style-name="P1" draw:layer="layout" draw:type="lines" svg:x1="17.978cm" svg:y1="10cm" svg:x2="20.9cm" svg:y2="12.1cm" draw:end-shape="id24" draw:end-glue-point="3" svg:d="M17978 10000l2421 2100h501">
          <text:p/>
        </draw:connector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4. Class Diagram 1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7.6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2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9.15cm" svg:x2="19cm" svg:y2="6.2cm">
          <text:p/>
        </draw:line>
        <draw:frame draw:style-name="gr44" draw:text-style-name="P16" draw:layer="layout" svg:width="1.852cm" svg:height="0.64cm" svg:x="16.518cm" svg:y="8.51cm">
          <draw:text-box>
            <text:p><text:span text:style-name="T5">requests</text:span></text:p>
          </draw:text-box>
        </draw:frame>
        <draw:rect draw:style-name="gr6" draw:text-style-name="P7" draw:layer="layout" svg:width="3.9cm" svg:height="1cm" svg:x="11.5cm" svg:y="13.1cm">
          <text:p text:style-name="P5"><text:span text:style-name="T4">MonitoringFilter</text:span></text:p>
        </draw:rect>
        <draw:rect draw:style-name="gr6" draw:text-style-name="P7" draw:layer="layout" svg:width="3.4cm" svg:height="1cm" svg:x="11.945cm" svg:y="3cm">
          <text:p text:style-name="P5"><text:span text:style-name="T4">JdbcWrapper</text:span></text:p>
        </draw:rect>
        <draw:line draw:style-name="gr3" draw:text-style-name="P1" draw:layer="layout" svg:x1="8cm" svg:y1="12.5cm" svg:x2="11cm" svg:y2="10cm">
          <text:p/>
        </draw:line>
        <draw:line draw:style-name="gr3" draw:text-style-name="P1" draw:layer="layout" svg:x1="13.5cm" svg:y1="4cm" svg:x2="13.5cm" svg:y2="7.7cm">
          <text:p/>
        </draw:line>
        <draw:frame draw:style-name="gr45" draw:text-style-name="P16" draw:layer="layout" svg:width="2.335cm" svg:height="0.64cm" svg:x="11.165cm" svg:y="12.53cm">
          <draw:text-box>
            <text:p><text:span text:style-name="T5">httpCounter</text:span></text:p>
          </draw:text-box>
        </draw:frame>
        <draw:frame draw:style-name="gr46" draw:text-style-name="P16" draw:layer="layout" svg:width="2.2cm" svg:height="1.7cm" svg:x="13.4cm" svg:y="3.57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12cm" svg:y="18.1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13.5cm" svg:y1="16.6cm" svg:x2="13.5cm" svg:y2="18.1cm">
          <text:p/>
        </draw:line>
        <draw:frame draw:style-name="gr47" draw:text-style-name="P16" draw:layer="layout" svg:width="1.81cm" svg:height="0.64cm" svg:x="13.49cm" svg:y="16.7cm">
          <draw:text-box>
            <text:p><text:span text:style-name="T5">collector</text:span></text:p>
          </draw:text-box>
        </draw:frame>
        <draw:frame draw:style-name="gr48" draw:text-style-name="P10" draw:layer="layout" svg:width="6.755cm" svg:height="1.127cm" svg:x="0.401cm" svg:y="0.901cm">
          <draw:text-box>
            <text:p><text:span text:style-name="T9">4. Class Diagram 1</text:span></text:p>
          </draw:text-box>
        </draw:frame>
        <draw:rect draw:style-name="gr6" draw:text-style-name="P7" draw:layer="layout" svg:width="5cm" svg:height="1cm" svg:x="2cm" svg:y="7cm">
          <text:p text:style-name="P5"><text:span text:style-name="T4">MonitoringInterceptor</text:span></text:p>
        </draw:rect>
        <draw:line draw:style-name="gr3" draw:text-style-name="P1" draw:layer="layout" svg:x1="7.5cm" svg:y1="10.5cm" svg:x2="11cm" svg:y2="9.5cm">
          <text:p/>
        </draw:line>
        <draw:frame draw:style-name="gr49" draw:text-style-name="P16" draw:layer="layout" svg:width="2.221cm" svg:height="0.64cm" svg:x="7cm" svg:y="7cm">
          <draw:text-box>
            <text:p><text:span text:style-name="T5">ejbCounter</text:span></text:p>
          </draw:text-box>
        </draw:frame>
        <draw:rect draw:style-name="gr6" draw:text-style-name="P7" xml:id="id25" draw:id="id25" draw:layer="layout" svg:width="5.4cm" svg:height="3cm" svg:x="19.2cm" svg:y="10.3cm">
          <text:p text:style-name="P5"><text:span text:style-name="T4">CounterRequestContext</text:span></text:p>
          <text:p text:style-name="P5"><text:span text:style-name="T5"><text:tab/></text:span><text:span text:style-name="T5">requestName</text:span></text:p>
          <text:p text:style-name="P5"><text:span text:style-name="T6"><text:tab/></text:span><text:span text:style-name="T6">threadId</text:span></text:p>
          <text:p text:style-name="P5"><text:span text:style-name="T6"><text:tab/></text:span><text:span text:style-name="T6">duration</text:span></text:p>
          <text:p text:style-name="P5"><text:span text:style-name="T6"><text:tab/></text:span><text:span text:style-name="T6">childHits</text:span></text:p>
          <text:p text:style-name="P5"><text:span text:style-name="T6"><text:tab/></text:span><text:span text:style-name="T6">childDurationsSum</text:span></text:p>
        </draw:rect>
        <draw:frame draw:style-name="gr50" draw:text-style-name="P16" draw:layer="layout" svg:width="2.61cm" svg:height="0.64cm" svg:x="24.534cm" svg:y="11.157cm">
          <draw:text-box>
            <text:p><text:span text:style-name="T5">childContexts</text:span></text:p>
          </draw:text-box>
        </draw:frame>
        <draw:line draw:style-name="gr3" draw:text-style-name="P1" draw:layer="layout" svg:x1="16.5cm" svg:y1="10.3cm" svg:x2="19cm" svg:y2="11.8cm">
          <text:p/>
        </draw:line>
        <draw:frame draw:style-name="gr51" draw:text-style-name="P16" draw:layer="layout" svg:width="3.669cm" svg:height="0.64cm" svg:x="16.153cm" svg:y="9.6cm">
          <draw:text-box>
            <text:p><text:span text:style-name="T5">rootCurrentContexts</text:span></text:p>
          </draw:text-box>
        </draw:frame>
        <draw:rect draw:style-name="gr6" draw:text-style-name="P7" draw:layer="layout" svg:width="5.4cm" svg:height="2.45cm" svg:x="19.17cm" svg:y="14.25cm">
          <text:p text:style-name="P5"><text:span text:style-name="T4">CounterError</text:span></text:p>
          <text:p text:style-name="P5"><text:span text:style-name="T5"><text:tab/></text:span><text:span text:style-name="T5">date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message</text:span></text:p>
          <text:p text:style-name="P5"><text:span text:style-name="T6"><text:tab/></text:span><text:span text:style-name="T6">stackTrace</text:span></text:p>
        </draw:rect>
        <draw:line draw:style-name="gr3" draw:text-style-name="P1" draw:layer="layout" svg:x1="16cm" svg:y1="10.7cm" svg:x2="19cm" svg:y2="15.2cm">
          <text:p/>
        </draw:line>
        <draw:frame draw:style-name="gr52" draw:text-style-name="P16" draw:layer="layout" svg:width="1.425cm" svg:height="0.64cm" svg:x="15.018cm" svg:y="10.71cm">
          <draw:text-box>
            <text:p><text:span text:style-name="T5">errors</text:span></text:p>
          </draw:text-box>
        </draw:frame>
        <draw:rect draw:style-name="gr6" draw:text-style-name="P7" draw:layer="layout" svg:width="3.5cm" svg:height="2.5cm" svg:x="17.5cm" svg:y="17.6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53" draw:text-style-name="P1" draw:layer="layout" svg:x1="15.5cm" svg:y1="18.9cm" svg:x2="17.5cm" svg:y2="18.9cm">
          <text:p/>
        </draw:line>
        <draw:frame draw:style-name="gr54" draw:text-style-name="P16" draw:layer="layout" svg:width="1.518cm" svg:height="0.64cm" svg:x="15.482cm" svg:y="18.3cm">
          <draw:text-box>
            <text:p><text:span text:style-name="T5">''uses''</text:span></text:p>
          </draw:text-box>
        </draw:frame>
        <draw:rect draw:style-name="gr6" draw:text-style-name="P7" draw:layer="layout" svg:width="6cm" svg:height="1cm" svg:x="1.5cm" svg:y="9.9cm">
          <text:p text:style-name="P5"><text:span text:style-name="T4">MonitoringSpringInterceptor</text:span></text:p>
        </draw:rect>
        <draw:line draw:style-name="gr3" draw:text-style-name="P1" draw:layer="layout" svg:x1="7cm" svg:y1="7.5cm" svg:x2="11cm" svg:y2="8.5cm">
          <text:p/>
        </draw:line>
        <draw:frame draw:style-name="gr55" draw:text-style-name="P16" draw:layer="layout" svg:width="2.708cm" svg:height="0.64cm" svg:x="7.4cm" svg:y="10.26cm">
          <draw:text-box>
            <text:p><text:span text:style-name="T5">springCounter</text:span></text:p>
          </draw:text-box>
        </draw:frame>
        <draw:frame draw:style-name="gr56" draw:text-style-name="P16" draw:layer="layout" svg:width="2.496cm" svg:height="0.64cm" svg:x="13.504cm" svg:y="12.56cm">
          <draw:text-box>
            <text:p><text:span text:style-name="T5">errorCounter</text:span></text:p>
          </draw:text-box>
        </draw:frame>
        <draw:rect draw:style-name="gr6" draw:text-style-name="P7" draw:layer="layout" svg:width="9.5cm" svg:height="1cm" svg:x="1cm" svg:y="12.5cm">
          <text:p text:style-name="P5"><text:span text:style-name="T4">Logback / Log4JAppender / LoggingHandler</text:span></text:p>
        </draw:rect>
        <draw:line draw:style-name="gr3" draw:text-style-name="P1" draw:layer="layout" svg:x1="13.5cm" svg:y1="13cm" svg:x2="13.5cm" svg:y2="11cm">
          <text:p/>
        </draw:line>
        <draw:frame draw:style-name="gr57" draw:text-style-name="P16" draw:layer="layout" svg:width="2.217cm" svg:height="0.64cm" svg:x="8.5cm" svg:y="11.86cm">
          <draw:text-box>
            <text:p><text:span text:style-name="T5">logCounter</text:span></text:p>
          </draw:text-box>
        </draw:frame>
        <draw:rect draw:style-name="gr6" draw:text-style-name="P7" draw:layer="layout" svg:width="6cm" svg:height="1cm" svg:x="1.5cm" svg:y="8.4cm">
          <text:p text:style-name="P5"><text:span text:style-name="T4">MonitoringGuiceInterceptor</text:span></text:p>
        </draw:rect>
        <draw:line draw:style-name="gr3" draw:text-style-name="P1" draw:layer="layout" svg:x1="6.5cm" svg:y1="6cm" svg:x2="11cm" svg:y2="8cm">
          <text:p/>
        </draw:line>
        <draw:frame draw:style-name="gr58" draw:text-style-name="P16" draw:layer="layout" svg:width="2.589cm" svg:height="0.64cm" svg:x="7.411cm" svg:y="9.06cm">
          <draw:text-box>
            <text:p><text:span text:style-name="T5">guiceCounter</text:span></text:p>
          </draw:text-box>
        </draw:frame>
        <draw:connector draw:style-name="gr18" draw:text-style-name="P1" draw:layer="layout" svg:x1="24.6cm" svg:y1="11.8cm" svg:x2="21.9cm" svg:y2="13.3cm" draw:start-shape="id25" draw:start-glue-point="1" draw:end-shape="id25" draw:end-glue-point="2" svg:d="M24600 11800h601v2101h-3301v-601">
          <text:p/>
        </draw:connector>
        <draw:rect draw:style-name="gr6" draw:text-style-name="P7" draw:layer="layout" svg:width="4cm" svg:height="1cm" svg:x="2.5cm" svg:y="5.5cm">
          <text:p text:style-name="P5"><text:span text:style-name="T4">StrutsInterceptor</text:span></text:p>
        </draw:rect>
        <draw:line draw:style-name="gr3" draw:text-style-name="P1" draw:layer="layout" svg:x1="8cm" svg:y1="4.5cm" svg:x2="12cm" svg:y2="7.5cm">
          <text:p/>
        </draw:line>
        <draw:frame draw:style-name="gr59" draw:text-style-name="P16" draw:layer="layout" svg:width="2.614cm" svg:height="1.26cm" svg:x="6.5cm" svg:y="5.29cm">
          <draw:text-box>
            <text:p><text:span text:style-name="T5">strutsCounter</text:span></text:p>
          </draw:text-box>
        </draw:frame>
        <draw:rect draw:style-name="gr6" draw:text-style-name="P7" draw:layer="layout" svg:width="3cm" svg:height="1cm" svg:x="5cm" svg:y="4cm">
          <text:p text:style-name="P5"><text:span text:style-name="T4">JspWrapper</text:span></text:p>
        </draw:rect>
        <draw:line draw:style-name="gr3" draw:text-style-name="P1" draw:layer="layout" svg:x1="7.5cm" svg:y1="9cm" svg:x2="11cm" svg:y2="9cm">
          <text:p/>
        </draw:line>
        <draw:frame draw:style-name="gr60" draw:text-style-name="P16" draw:layer="layout" svg:width="2.204cm" svg:height="0.64cm" svg:x="8.196cm" svg:y="4.3cm">
          <draw:text-box>
            <text:p><text:span text:style-name="T5">jspCounter</text:span></text:p>
          </draw:text-box>
        </draw:frame>
        <draw:rect draw:style-name="gr6" draw:text-style-name="P7" draw:layer="layout" svg:width="3.9cm" svg:height="1.5cm" svg:x="11.6cm" svg:y="15.1cm">
          <text:p text:style-name="P5"><text:span text:style-name="T4">FilterContext</text:span></text:p>
          <text:p text:style-name="P5"><text:span text:style-name="T5"><text:tab/></text:span><text:span text:style-name="T5">t</text:span><text:span text:style-name="T6">imer</text:span></text:p>
        </draw:rect>
        <draw:line draw:style-name="gr3" draw:text-style-name="P1" draw:layer="layout" svg:x1="13.5cm" svg:y1="14.2cm" svg:x2="13.5cm" svg:y2="15cm">
          <text:p/>
        </draw:line>
        <draw:rect draw:style-name="gr6" draw:text-style-name="P7" draw:layer="layout" svg:width="4cm" svg:height="1cm" svg:x="7.4cm" svg:y="2.5cm">
          <text:p text:style-name="P5"><text:span text:style-name="T4">JsfActionListener</text:span></text:p>
        </draw:rect>
        <draw:line draw:style-name="gr3" draw:text-style-name="P1" draw:layer="layout" svg:x1="10.5cm" svg:y1="3.5cm" svg:x2="12.5cm" svg:y2="7.5cm">
          <text:p/>
        </draw:line>
        <draw:frame draw:style-name="gr61" draw:text-style-name="P16" draw:layer="layout" svg:width="2.111cm" svg:height="0.64cm" svg:x="8.696cm" svg:y="3.5cm">
          <draw:text-box>
            <text:p><text:span text:style-name="T5">jsfCounter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5. Class Diagram 2" draw:style-name="dp1" draw:master-page-name="Standard">
        <office:forms form:automatic-focus="false" form:apply-design-mode="false"/>
        <draw:rect draw:style-name="gr6" draw:text-style-name="P7" draw:layer="layout" svg:width="6.5cm" svg:height="11.842cm" svg:x="10.2cm" svg:y="6.358cm">
          <text:p text:style-name="P5"><text:span text:style-name="T4">JavaInformations</text:span></text:p>
          <text:p text:style-name="P5"><text:span text:style-name="T5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max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unixOpenFileDescriptorCount</text:span></text:p>
          <text:p text:style-name="P5"><text:span text:style-name="T6"><text:tab/></text:span><text:span text:style-name="T6">unixMaxFileDescriptorCount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contextDisplayName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jvmArguments</text:span></text:p>
          <text:p text:style-name="P5"><text:span text:style-name="T6"><text:tab/></text:span><text:span text:style-name="T6">freeDiskSpaceInTemp</text:span></text:p>
          <text:p text:style-name="P5"><text:span text:style-name="T6"><text:tab/></text:span><text:span text:style-name="T6">threadCount</text:span></text:p>
          <text:p text:style-name="P5"><text:span text:style-name="T6"><text:tab/></text:span><text:span text:style-name="T6">peakThreadCount</text:span></text:p>
          <text:p text:style-name="P5"><text:span text:style-name="T6"><text:tab/></text:span><text:span text:style-name="T6">totalStartedThreadCount</text:span></text:p>
          <text:p text:style-name="P5"><text:span text:style-name="T6"><text:tab/></text:span><text:span text:style-name="T6">dataBaseVersion</text:span></text:p>
          <text:p text:style-name="P5"><text:span text:style-name="T6"><text:tab/></text:span><text:span text:style-name="T6">tomcatDataSourceDetails</text:span></text:p>
          <text:p text:style-name="P5"><text:span text:style-name="T6"><text:tab/></text:span><text:span text:style-name="T6">dependenciesList</text:span></text:p>
        </draw:rect>
        <draw:rect draw:style-name="gr6" draw:text-style-name="P7" draw:layer="layout" svg:width="4.4cm" svg:height="3.5cm" svg:x="21.3cm" svg:y="10.6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16.783cm" svg:y1="12.418cm" svg:x2="21.1cm" svg:y2="12.4cm">
          <text:p/>
        </draw:line>
        <draw:frame draw:style-name="gr62" draw:text-style-name="P16" draw:layer="layout" svg:width="3.986cm" svg:height="0.64cm" svg:x="16.875cm" svg:y="11.73cm">
          <draw:text-box>
            <text:p><text:span text:style-name="T5">threadInformationsList</text:span></text:p>
          </draw:text-box>
        </draw:frame>
        <draw:rect draw:style-name="gr6" draw:text-style-name="P7" draw:layer="layout" svg:width="3.5cm" svg:height="1.5cm" svg:x="11.5cm" svg:y="2.9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9" draw:text-style-name="P1" draw:layer="layout" svg:x1="16.8cm" svg:y1="8.4cm" svg:x2="20.8cm" svg:y2="8.4cm">
          <text:p/>
        </draw:line>
        <draw:frame draw:style-name="gr54" draw:text-style-name="P16" draw:layer="layout" svg:width="1.518cm" svg:height="0.64cm" svg:x="13.579cm" svg:y="5.155cm">
          <draw:text-box>
            <text:p><text:span text:style-name="T5">''uses''</text:span></text:p>
          </draw:text-box>
        </draw:frame>
        <draw:line draw:style-name="gr53" draw:text-style-name="P1" draw:layer="layout" svg:x1="13.5cm" svg:y1="4.7cm" svg:x2="13.5cm" svg:y2="6.2cm">
          <text:p/>
        </draw:line>
        <draw:frame draw:style-name="gr48" draw:text-style-name="P10" draw:layer="layout" svg:width="6.755cm" svg:height="1.127cm" svg:x="0.401cm" svg:y="0.901cm">
          <draw:text-box>
            <text:p><text:span text:style-name="T9">5. Class Diagram 2</text:span></text:p>
          </draw:text-box>
        </draw:frame>
        <draw:rect draw:style-name="gr6" draw:text-style-name="P7" draw:layer="layout" svg:width="3.783cm" svg:height="1.577cm" svg:x="21.3cm" svg:y="4.3cm">
          <text:p text:style-name="P5"><text:span text:style-name="T4">SessionListener</text:span></text:p>
          <text:p text:style-name="P5"><text:span text:style-name="T5"><text:tab/></text:span><text:span text:style-name="T5">sessionCount</text:span></text:p>
        </draw:rect>
        <draw:line draw:style-name="gr53" draw:text-style-name="P1" draw:layer="layout" svg:x1="13.5cm" svg:y1="4.7cm" svg:x2="21cm" svg:y2="5.2cm">
          <text:p/>
        </draw:line>
        <draw:rect draw:style-name="gr6" draw:text-style-name="P7" draw:layer="layout" svg:width="4.9cm" svg:height="5.5cm" svg:x="1.051cm" svg:y="4.528cm">
          <text:p text:style-name="P5"><text:span text:style-name="T4">SessionInformations</text:span></text:p>
          <text:p text:style-name="P5"><text:span text:style-name="T5"><text:tab/></text:span><text:span text:style-name="T5">Id</text:span></text:p>
          <text:p text:style-name="P5"><text:span text:style-name="T5"><text:tab/></text:span><text:span text:style-name="T5">age</text:span></text:p>
          <text:p text:style-name="P5"><text:span text:style-name="T6"><text:tab/></text:span><text:span text:style-name="T6">attributeCount</text:span></text:p>
          <text:p text:style-name="P5"><text:span text:style-name="T6"><text:tab/></text:span><text:span text:style-name="T6">attributes</text:span></text:p>
          <text:p text:style-name="P5"><text:span text:style-name="T6"><text:tab/></text:span><text:span text:style-name="T6">country</text:span></text:p>
          <text:p text:style-name="P5"><text:span text:style-name="T6"><text:tab/></text:span><text:span text:style-name="T6">countryDisplay</text:span></text:p>
          <text:p text:style-name="P5"><text:span text:style-name="T6"><text:tab/></text:span><text:span text:style-name="T6">expirationDate</text:span></text:p>
          <text:p text:style-name="P5"><text:span text:style-name="T6"><text:tab/></text:span><text:span text:style-name="T6">lastAccess</text:span></text:p>
          <text:p text:style-name="P5"><text:span text:style-name="T6"><text:tab/></text:span><text:span text:style-name="T6">remoteAddr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serializedSize</text:span></text:p>
          <text:p text:style-name="P5"><text:span text:style-name="T6"><text:tab/></text:span><text:span text:style-name="T6">serializable</text:span></text:p>
        </draw:rect>
        <draw:line draw:style-name="gr53" draw:text-style-name="P1" draw:layer="layout" svg:x1="13.5cm" svg:y1="4.7cm" svg:x2="6cm" svg:y2="5.7cm">
          <text:p/>
        </draw:line>
        <draw:rect draw:style-name="gr6" draw:text-style-name="P7" draw:layer="layout" svg:width="5.208cm" svg:height="3.893cm" svg:x="20.92cm" svg:y="14.555cm">
          <text:p text:style-name="P5"><text:span text:style-name="T4">Cache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nMemoryObjectCount</text:span></text:p>
          <text:p text:style-name="P5"><text:span text:style-name="T6"><text:tab/></text:span><text:span text:style-name="T6">onDiskObjectCount</text:span></text:p>
          <text:p text:style-name="P5"><text:span text:style-name="T6"><text:tab/></text:span><text:span text:style-name="T6">inMemoryHits</text:span></text:p>
          <text:p text:style-name="P5"><text:span text:style-name="T6"><text:tab/></text:span><text:span text:style-name="T6">cacheHits</text:span></text:p>
          <text:p text:style-name="P5"><text:span text:style-name="T6"><text:tab/></text:span><text:span text:style-name="T6">cacheMisses</text:span></text:p>
          <text:p text:style-name="P5"><text:span text:style-name="T6"><text:tab/></text:span><text:span text:style-name="T6">configuration</text:span></text:p>
        </draw:rect>
        <draw:rect draw:style-name="gr6" draw:text-style-name="P7" draw:layer="layout" svg:width="5.889cm" svg:height="3.504cm" svg:x="20.611cm" svg:y="6.595cm">
          <text:p text:style-name="P5"><text:span text:style-name="T4">Memory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usedPermGen</text:span></text:p>
          <text:p text:style-name="P5"><text:span text:style-name="T6"><text:tab/></text:span><text:span text:style-name="T6">maxPermGen</text:span></text:p>
          <text:p text:style-name="P5"><text:span text:style-name="T6"><text:tab/></text:span><text:span text:style-name="T6">garbageCollectionTimeMillis</text:span></text:p>
          <text:p text:style-name="P5"><text:span text:style-name="T6"><text:tab/></text:span><text:span text:style-name="T6">memoryDetails</text:span></text:p>
        </draw:rect>
        <draw:frame draw:style-name="gr63" draw:text-style-name="P16" draw:layer="layout" svg:width="3.719cm" svg:height="0.64cm" svg:x="16.875cm" svg:y="7.73cm">
          <draw:text-box>
            <text:p><text:span text:style-name="T5">memoryInformations</text:span></text:p>
          </draw:text-box>
        </draw:frame>
        <draw:line draw:style-name="gr3" draw:text-style-name="P1" draw:layer="layout" svg:x1="16.784cm" svg:y1="16.618cm" svg:x2="21.101cm" svg:y2="16.6cm">
          <text:p/>
        </draw:line>
        <draw:frame draw:style-name="gr64" draw:text-style-name="P16" draw:layer="layout" svg:width="3.931cm" svg:height="0.64cm" svg:x="16.876cm" svg:y="15.93cm">
          <draw:text-box>
            <text:p><text:span text:style-name="T5">cacheInformationsList</text:span></text:p>
          </draw:text-box>
        </draw:frame>
        <draw:rect draw:style-name="gr6" draw:text-style-name="P7" draw:layer="layout" svg:width="5.208cm" svg:height="3.893cm" svg:x="0.92cm" svg:y="10.456cm">
          <text:p text:style-name="P5"><text:span text:style-name="T4">Job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group</text:span></text:p>
          <text:p text:style-name="P5"><text:span text:style-name="T6"><text:tab/></text:span><text:span text:style-name="T6">description</text:span></text:p>
          <text:p text:style-name="P5"><text:span text:style-name="T6"><text:tab/></text:span><text:span text:style-name="T6">jobClassName</text:span></text:p>
          <text:p text:style-name="P5"><text:span text:style-name="T6"><text:tab/></text:span><text:span text:style-name="T6">previousFireTime</text:span></text:p>
          <text:p text:style-name="P5"><text:span text:style-name="T6"><text:tab/></text:span><text:span text:style-name="T6">nextFireTime</text:span></text:p>
          <text:p text:style-name="P5"><text:span text:style-name="T6"><text:tab/></text:span><text:span text:style-name="T6">elapsedTime</text:span></text:p>
        </draw:rect>
        <draw:line draw:style-name="gr3" draw:text-style-name="P1" draw:layer="layout" svg:x1="10.2cm" svg:y1="12.5cm" svg:x2="6.2cm" svg:y2="12.5cm">
          <text:p/>
        </draw:line>
        <draw:frame draw:style-name="gr65" draw:text-style-name="P16" draw:layer="layout" svg:width="3.461cm" svg:height="0.64cm" svg:x="6.677cm" svg:y="11.83cm">
          <draw:text-box>
            <text:p><text:span text:style-name="T5">jobInformationsList</text:span></text:p>
          </draw:text-box>
        </draw:frame>
        <draw:rect draw:style-name="gr6" draw:text-style-name="P7" draw:layer="layout" svg:width="5.208cm" svg:height="4.843cm" svg:x="0.92cm" svg:y="14.657cm">
          <text:p text:style-name="P5"><text:span text:style-name="T4">Tomcat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maxThreads</text:span></text:p>
          <text:p text:style-name="P5"><text:span text:style-name="T6"><text:tab/></text:span><text:span text:style-name="T6">currentThreadCount</text:span></text:p>
          <text:p text:style-name="P5"><text:span text:style-name="T6"><text:tab/></text:span><text:span text:style-name="T6">currentThreadsBusy</text:span></text:p>
          <text:p text:style-name="P5"><text:span text:style-name="T6"><text:tab/></text:span><text:span text:style-name="T6">bytesReceived</text:span></text:p>
          <text:p text:style-name="P5"><text:span text:style-name="T6"><text:tab/></text:span><text:span text:style-name="T6">bytesSent</text:span></text:p>
          <text:p text:style-name="P5"><text:span text:style-name="T6"><text:tab/></text:span><text:span text:style-name="T6">requestCount</text:span></text:p>
          <text:p text:style-name="P5"><text:span text:style-name="T6"><text:tab/></text:span><text:span text:style-name="T6">errorCount</text:span></text:p>
          <text:p text:style-name="P5"><text:span text:style-name="T6"><text:tab/></text:span><text:span text:style-name="T6">processingTime</text:span></text:p>
          <text:p text:style-name="P5"><text:span text:style-name="T6"><text:tab/></text:span><text:span text:style-name="T6">maxTime</text:span></text:p>
        </draw:rect>
        <draw:line draw:style-name="gr3" draw:text-style-name="P1" draw:layer="layout" svg:x1="10.2cm" svg:y1="16.701cm" svg:x2="6.2cm" svg:y2="16.701cm">
          <text:p/>
        </draw:line>
        <draw:frame draw:style-name="gr66" draw:text-style-name="P16" draw:layer="layout" svg:width="4.054cm" svg:height="0.64cm" svg:x="6.377cm" svg:y="16.031cm">
          <draw:text-box>
            <text:p><text:span text:style-name="T5">tomcatInformationsList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6. Request Sequence" draw:style-name="dp1" draw:master-page-name="Standard">
        <office:forms form:automatic-focus="false" form:apply-design-mode="false"/>
        <draw:rect draw:style-name="gr67" draw:text-style-name="P11" draw:layer="layout" svg:width="19cm" svg:height="16cm" svg:x="4.5cm" svg:y="3cm">
          <text:p text:style-name="P1"><text:span text:style-name="T10">WebApp</text:span></text:p>
        </draw:rect>
        <draw:rect draw:style-name="gr6" draw:text-style-name="P17" draw:layer="layout" svg:width="9cm" svg:height="1cm" svg:x="9.6cm" svg:y="8.7cm">
          <text:p text:style-name="P5"><text:span text:style-name="T18">Counter / CounterRequest / CounterContext</text:span></text:p>
        </draw:rect>
        <draw:frame draw:style-name="gr68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17" draw:layer="layout" svg:width="8cm" svg:height="1cm" svg:x="15.1cm" svg:y="4cm">
          <text:p text:style-name="P5"><text:span text:style-name="T18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69" draw:text-style-name="P12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17" draw:layer="layout" svg:width="7.4cm" svg:height="1cm" svg:x="11.2cm" svg:y="5.7cm">
          <text:p text:style-name="P5"><text:span text:style-name="T18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70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71" draw:text-style-name="P10" draw:layer="layout" svg:width="7.241cm" svg:height="1.127cm" svg:x="0.4cm" svg:y="0.9cm">
          <draw:text-box>
            <text:p><text:span text:style-name="T9">6. Request Sequence</text:span></text:p>
          </draw:text-box>
        </draw:frame>
        <draw:custom-shape draw:style-name="gr72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73" draw:text-style-name="P3" draw:layer="layout" svg:width="2.344cm" svg:height="0.806cm" svg:x="2.3cm" svg:y="13.3cm">
          <draw:text-box>
            <text:p><text:span text:style-name="T11">1. HTTP</text:span></text:p>
          </draw:text-box>
        </draw:frame>
        <draw:frame draw:style-name="gr74" draw:text-style-name="P18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75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76" draw:text-style-name="P1" draw:layer="layout" svg:width="2.847cm" svg:height="1.548cm" svg:x="-0.1cm" svg:y="6.5cm">
          <draw:text-box>
            <text:p text:style-name="P1"><text:span text:style-name="T2">Admin</text:span></text:p>
            <text:p text:style-name="P1"><text:span text:style-name="T19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77" draw:text-style-name="P19" draw:layer="layout" svg:width="8.4cm" svg:height="1.5cm" draw:transform="rotate (1.5707963267946) translate (19.8cm 17.2cm)">
          <text:p text:style-name="P5"><text:span text:style-name="T20">JdbcWrapper / </text:span><text:span text:style-name="T20"><text:tab/></text:span><text:span text:style-name="T20">JdbcDriver</text:span></text:p>
        </draw:rect>
        <draw:rect draw:style-name="gr77" draw:text-style-name="P20" draw:layer="layout" svg:width="13cm" svg:height="1.5cm" draw:transform="rotate (1.5707963267946) translate (5.1cm 17.5cm)">
          <text:p text:style-name="P5"><text:span text:style-name="T20">MonitoringFilter</text:span></text:p>
        </draw:rect>
        <draw:rect draw:style-name="gr78" draw:text-style-name="P12" draw:layer="layout" svg:width="7.5cm" svg:height="3.5cm" svg:x="9.6cm" svg:y="11.5cm">
          <text:p text:style-name="P1"><text:span text:style-name="T21">Application</text:span><text:span text:style-name="T22"> Servlets, </text:span></text:p>
          <text:p text:style-name="P1"><text:span text:style-name="T22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79" draw:text-style-name="P3" draw:layer="layout" svg:width="2.348cm" svg:height="1cm" svg:x="17.407cm" svg:y="13.1cm">
          <draw:text-box>
            <text:p><text:span text:style-name="T11">3. JDBC</text:span></text:p>
          </draw:text-box>
        </draw:frame>
        <draw:custom-shape draw:style-name="gr80" draw:text-style-name="P12" draw:layer="layout" svg:width="2.5cm" svg:height="3.5cm" svg:x="25.2cm" svg:y="11.2cm">
          <text:p text:style-name="P1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78" draw:text-style-name="P12" draw:layer="layout" svg:width="8.4cm" svg:height="1.5cm" draw:transform="rotate (1.5707963267946) translate (21.3cm 17.2cm)">
          <text:p text:style-name="P1"><text:span text:style-name="T22">DataBase Jdbc Driver</text:span></text:p>
        </draw:rect>
        <draw:frame draw:style-name="gr81" draw:text-style-name="P3" draw:layer="layout" svg:width="1.789cm" svg:height="0.806cm" svg:x="2.711cm" svg:y="6.294cm">
          <draw:text-box>
            <text:p><text:span text:style-name="T11">HTTP</text:span></text:p>
          </draw:text-box>
        </draw:frame>
        <draw:frame draw:style-name="gr82" draw:text-style-name="P3" draw:layer="layout" svg:width="2.047cm" svg:height="0.806cm" svg:x="23.407cm" svg:y="13.194cm">
          <draw:text-box>
            <text:p><text:span text:style-name="T11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73" draw:text-style-name="P3" draw:layer="layout" svg:width="2.344cm" svg:height="0.806cm" svg:x="7cm" svg:y="13.3cm">
          <draw:text-box>
            <text:p><text:span text:style-name="T11">2. HTTP</text:span></text:p>
          </draw:text-box>
        </draw:frame>
        <draw:frame draw:style-name="gr83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23">application</text:span><text:span text:style-name="T3"> does not know of being monitored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eric Vernat</meta:initial-creator>
    <meta:creation-date>2008-12-10T10:42:53.42</meta:creation-date>
    <meta:editing-duration>P4DT14H55M10S</meta:editing-duration>
    <meta:editing-cycles>182</meta:editing-cycles>
    <dc:date>2015-04-19T18:26:46.46</dc:date>
    <meta:generator>OpenOffice/4.1.1$Win32 OpenOffice.org_project/411m6$Build-9775</meta:generator>
    <dc:creator>Emeric Vernat</dc:creator>
    <meta:document-statistic meta:object-count="244"/>
    <meta:user-defined meta:name="Info 1"/>
    <meta:user-defined meta:name="Info 2"/>
    <meta:user-defined meta:name="Info 3"/>
    <meta:user-defined meta:name="Info 4"/>
  </office:meta>
</office:document-meta>
</file>